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/>
    <style:style style:name="ce26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office:value-type="string" calcext:value-type="string">
            <text:p>StrHCA(AB)</text:p>
          </table:table-cell>
          <table:table-cell table:style-name="ce1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 office:value-type="percentage" office:value="0.054851588265926" calcext:value-type="percentage">
            <text:p>5.49%</text:p>
          </table:table-cell>
          <table:table-cell table:style-name="ce5" office:value-type="percentage" office:value="0.006075334143378" calcext:value-type="percentage">
            <text:p>0.61%</text:p>
          </table:table-cell>
          <table:table-cell table:style-name="ce5" office:value-type="percentage" office:value="0.018226002430134" calcext:value-type="percentage">
            <text:p>1.82%</text:p>
          </table:table-cell>
          <table:table-cell table:style-name="ce5" office:value-type="percentage" office:value="0.017010935601458" calcext:value-type="percentage">
            <text:p>1.70%</text:p>
          </table:table-cell>
          <table:table-cell table:style-name="ce5" office:value-type="percentage" office:value="0.015969449748308" calcext:value-type="percentage">
            <text:p>1.60%</text:p>
          </table:table-cell>
          <table:table-cell table:style-name="ce5" office:value-type="percentage" office:value="0.002082971706301" calcext:value-type="percentage">
            <text:p>0.21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office:value-type="percentage" office:value="0.023923444976077" calcext:value-type="percentage">
            <text:p>2.39%</text:p>
          </table:table-cell>
          <table:table-cell table:style-name="ce5" office:value-type="percentage" office:value="0.022129186602871" calcext:value-type="percentage">
            <text:p>2.21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office:value-type="percentage" office:value="0.028606965174129" calcext:value-type="percentage">
            <text:p>2.86%</text:p>
          </table:table-cell>
          <table:table-cell table:style-name="ce5" office:value-type="percentage" office:value="0.026948590381426" calcext:value-type="percentage">
            <text:p>2.69%</text:p>
          </table:table-cell>
          <table:table-cell table:style-name="ce5" office:value-type="percentage" office:value="0.002072968490879" calcext:value-type="percentage">
            <text:p>0.21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36263736263736" calcext:value-type="percentage">
            <text:p>3.63%</text:p>
          </table:table-cell>
          <table:table-cell table:style-name="ce5" office:value-type="percentage" office:value="0.034065934065934" calcext:value-type="percentage">
            <text:p>3.41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office:value-type="percentage" office:value="0.03986013986014" calcext:value-type="percentage">
            <text:p>3.99%</text:p>
          </table:table-cell>
          <table:table-cell table:style-name="ce5" office:value-type="percentage" office:value="0.037762237762238" calcext:value-type="percentage">
            <text:p>3.78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office:value-type="percentage" office:value="0.045454545454546" calcext:value-type="percentage">
            <text:p>4.55%</text:p>
          </table:table-cell>
          <table:table-cell table:style-name="ce5" office:value-type="percentage" office:value="0.042881646655232" calcext:value-type="percentage">
            <text:p>4.29%</text:p>
          </table:table-cell>
          <table:table-cell table:style-name="ce5" office:value-type="percentage" office:value="0.003430531732419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office:value-type="percentage" office:value="0.046923879040667" calcext:value-type="percentage">
            <text:p>4.69%</text:p>
          </table:table-cell>
          <table:table-cell table:style-name="ce5" office:value-type="percentage" office:value="0.043795620437956" calcext:value-type="percentage">
            <text:p>4.3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office:value-type="percentage" office:value="0.050785973397824" calcext:value-type="percentage">
            <text:p>5.08%</text:p>
          </table:table-cell>
          <table:table-cell table:style-name="ce5" office:value-type="percentage" office:value="0.047158403869408" calcext:value-type="percentage">
            <text:p>4.7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.050824175824176" calcext:value-type="percentage">
            <text:p>5.0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office:value-type="percentage" office:value="0.058641975308642" calcext:value-type="percentage">
            <text:p>5.86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office:value-type="percentage" office:value="0.063047285464098" calcext:value-type="percentage">
            <text:p>6.30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office:value-type="percentage" office:value="0.064077669902913" calcext:value-type="percentage">
            <text:p>6.4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office:value-type="percentage" office:value="0.068085106382979" calcext:value-type="percentage">
            <text:p>6.81%</text:p>
          </table:table-cell>
          <table:table-cell table:style-name="ce5" office:value-type="percentage" office:value="0.063829787234043" calcext:value-type="percentage">
            <text:p>6.38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office:value-type="percentage" office:value="0.073459715639811" calcext:value-type="percentage">
            <text:p>7.35%</text:p>
          </table:table-cell>
          <table:table-cell table:style-name="ce5" office:value-type="percentage" office:value="0.071090047393365" calcext:value-type="percentage">
            <text:p>7.11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number-columns-repeated="2"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number-columns-repeated="2" table:style-name="ce5" office:value-type="percentage" office:value="0.082857142857143" calcext:value-type="percentage">
            <text:p>8.29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number-columns-repeated="2" table:style-name="ce5" office:value-type="percentage" office:value="0.083850931677019" calcext:value-type="percentage">
            <text:p>8.39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080808080808081" calcext:value-type="percentage">
            <text:p>8.0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081481481481482" calcext:value-type="percentage">
            <text:p>8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office:value-type="string" calcext:value-type="string">
            <text:p>StrNCA(AB)</text:p>
          </table:table-cell>
          <table:table-cell table:style-name="ce1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 office:value-type="percentage" office:value="0.061794827286929" calcext:value-type="percentage">
            <text:p>6.18%</text:p>
          </table:table-cell>
          <table:table-cell table:style-name="ce5" office:value-type="percentage" office:value="0.002603714632876" calcext:value-type="percentage">
            <text:p>0.26%</text:p>
          </table:table-cell>
          <table:table-cell table:number-columns-repeated="2" table:style-name="ce5" office:value-type="percentage" office:value="0.013539316090957" calcext:value-type="percentage">
            <text:p>1.35%</text:p>
          </table:table-cell>
          <table:table-cell table:style-name="ce5" office:value-type="percentage" office:value="0.013365735115431" calcext:value-type="percentage">
            <text:p>1.34%</text:p>
          </table:table-cell>
          <table:table-cell table:style-name="ce5" office:value-type="percentage" office:value="0.000173580975525" calcext:value-type="percentage">
            <text:p>0.02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 office:value-type="percentage" office:value="0.00299043062201" calcext:value-type="percentage">
            <text:p>0.30%</text:p>
          </table:table-cell>
          <table:table-cell table:number-columns-repeated="3" table:style-name="ce5" office:value-type="percentage" office:value="0.019437799043062" calcext:value-type="percentage">
            <text:p>1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 office:value-type="percentage" office:value="0.003731343283582" calcext:value-type="percentage">
            <text:p>0.37%</text:p>
          </table:table-cell>
          <table:table-cell table:number-columns-repeated="3" table:style-name="ce5" office:value-type="percentage" office:value="0.023217247097844" calcext:value-type="percentage">
            <text:p>2.3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 office:value-type="percentage" office:value="0.003846153846154" calcext:value-type="percentage">
            <text:p>0.38%</text:p>
          </table:table-cell>
          <table:table-cell table:number-columns-repeated="3" table:style-name="ce5" office:value-type="percentage" office:value="0.026373626373626" calcext:value-type="percentage">
            <text:p>2.6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3" table:style-name="ce5" office:value-type="percentage" office:value="0.029370629370629" calcext:value-type="percentage">
            <text:p>2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3" table:style-name="ce5" office:value-type="percentage" office:value="0.032590051457976" calcext:value-type="percentage">
            <text:p>3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 office:value-type="percentage" office:value="0.005213764337852" calcext:value-type="percentage">
            <text:p>0.52%</text:p>
          </table:table-cell>
          <table:table-cell table:number-columns-repeated="3" table:style-name="ce5" office:value-type="percentage" office:value="0.038581856100104" calcext:value-type="percentage">
            <text:p>3.8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 office:value-type="percentage" office:value="0.006045949214027" calcext:value-type="percentage">
            <text:p>0.60%</text:p>
          </table:table-cell>
          <table:table-cell table:number-columns-repeated="3" table:style-name="ce5" office:value-type="percentage" office:value="0.035066505441354" calcext:value-type="percentage">
            <text:p>3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3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3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3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 office:value-type="percentage" office:value="0.007766990291262" calcext:value-type="percentage">
            <text:p>0.78%</text:p>
          </table:table-cell>
          <table:table-cell table:number-columns-repeated="3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3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3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3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3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3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3" table:style-name="ce5" office:value-type="percentage" office:value="0.047138047138047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3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3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2"/>
          <table:table-cell table:style-name="ce4"/>
          <table:table-cell table:style-name="ce1" table:number-columns-repeated="5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/>
          <table:table-cell table:style-name="ce5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1:'CNSRV-CO2'.A1 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4:'CNSRV-CO2'.A24 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CA</text:p>
          </table:table-cell>
          <table:table-cell table:style-name="ce1" office:value-type="string" calcext:value-type="string">
            <text:p>GrnWkECA</text:p>
          </table:table-cell>
          <table:table-cell table:style-name="ce1" office:value-type="string" calcext:value-type="string">
            <text:p>DnrWkECA</text:p>
          </table:table-cell>
          <table:table-cell table:style-name="ce4" office:value-type="string" calcext:value-type="string">
            <text:p>StrECA</text:p>
          </table:table-cell>
          <table:table-cell table:style-name="ce1" office:value-type="string" calcext:value-type="string">
            <text:p>StrECA(AB)</text:p>
          </table:table-cell>
          <table:table-cell table:style-name="ce1" office:value-type="string" calcext:value-type="string">
            <text:p>GrnStrECA</text:p>
          </table:table-cell>
          <table:table-cell table:style-name="ce14" office:value-type="string" calcext:value-type="string">
            <text:p>DnrStrE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5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5" office:value-type="percentage" office:value="0.018052421454609" calcext:value-type="percentage">
            <text:p>1.81%</text:p>
          </table:table-cell>
          <table:table-cell table:style-name="ce5" office:value-type="percentage" office:value="0.022391945842736" calcext:value-type="percentage">
            <text:p>2.24%</text:p>
          </table:table-cell>
          <table:table-cell table:style-name="ce5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5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5" office:value-type="percentage" office:value="0.026016746411483" calcext:value-type="percentage">
            <text:p>2.60%</text:p>
          </table:table-cell>
          <table:table-cell table:style-name="ce5" office:value-type="percentage" office:value="0.031997607655502" calcext:value-type="percentage">
            <text:p>3.20%</text:p>
          </table:table-cell>
          <table:table-cell table:style-name="ce5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5" office:value-type="percentage" office:value="0.031094527363184" calcext:value-type="percentage">
            <text:p>3.11%</text:p>
          </table:table-cell>
          <table:table-cell table:style-name="ce5" office:value-type="percentage" office:value="0.038971807628524" calcext:value-type="percentage">
            <text:p>3.90%</text:p>
          </table:table-cell>
          <table:table-cell table:style-name="ce5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47252747252747" calcext:value-type="percentage">
            <text:p>4.73%</text:p>
          </table:table-cell>
          <table:table-cell table:style-name="ce5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5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5" office:value-type="percentage" office:value="0.044755244755245" calcext:value-type="percentage">
            <text:p>4.48%</text:p>
          </table:table-cell>
          <table:table-cell table:style-name="ce5" office:value-type="percentage" office:value="0.057342657342657" calcext:value-type="percentage">
            <text:p>5.73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5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5" office:value-type="percentage" office:value="0.049742710120069" calcext:value-type="percentage">
            <text:p>4.97%</text:p>
          </table:table-cell>
          <table:table-cell table:style-name="ce5" office:value-type="percentage" office:value="0.065180102915952" calcext:value-type="percentage">
            <text:p>6.52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5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5" office:value-type="percentage" office:value="0.05318039624609" calcext:value-type="percentage">
            <text:p>5.32%</text:p>
          </table:table-cell>
          <table:table-cell table:style-name="ce5" office:value-type="percentage" office:value="0.068821689259646" calcext:value-type="percentage">
            <text:p>6.8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5" office:value-type="percentage" office:value="0.058041112454655" calcext:value-type="percentage">
            <text:p>5.80%</text:p>
          </table:table-cell>
          <table:table-cell table:style-name="ce5" office:value-type="percentage" office:value="0.076178960096735" calcext:value-type="percentage">
            <text:p>7.6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5" office:value-type="percentage" office:value="0.056318681318681" calcext:value-type="percentage">
            <text:p>5.63%</text:p>
          </table:table-cell>
          <table:table-cell table:style-name="ce5" office:value-type="percentage" office:value="0.078296703296703" calcext:value-type="percentage">
            <text:p>7.8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5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78703703703704" calcext:value-type="percentage">
            <text:p>7.87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5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84063047285464" calcext:value-type="percentage">
            <text:p>8.41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5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89320388349515" calcext:value-type="percentage">
            <text:p>8.93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5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5" office:value-type="percentage" office:value="0.061702127659575" calcext:value-type="percentage">
            <text:p>6.17%</text:p>
          </table:table-cell>
          <table:table-cell table:style-name="ce5" office:value-type="percentage" office:value="0.095744680851064" calcext:value-type="percentage">
            <text:p>9.57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5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5" office:value-type="percentage" office:value="0.06872037914692" calcext:value-type="percentage">
            <text:p>6.87%</text:p>
          </table:table-cell>
          <table:table-cell table:style-name="ce5" office:value-type="percentage" office:value="0.101895734597156" calcext:value-type="percentage">
            <text:p>10.1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5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106217616580311" calcext:value-type="percentage">
            <text:p>10.6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5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5" office:value-type="percentage" office:value="0.077142857142857" calcext:value-type="percentage">
            <text:p>7.71%</text:p>
          </table:table-cell>
          <table:table-cell table:style-name="ce5" office:value-type="percentage" office:value="0.108571428571429" calcext:value-type="percentage">
            <text:p>10.86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5" office:value-type="percentage" office:value="0.077639751552795" calcext:value-type="percentage">
            <text:p>7.76%</text:p>
          </table:table-cell>
          <table:table-cell table:style-name="ce5" office:value-type="percentage" office:value="0.108695652173913" calcext:value-type="percentage">
            <text:p>10.87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107744107744108" calcext:value-type="percentage">
            <text:p>10.77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111111111111111" calcext:value-type="percentage">
            <text:p>11.11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2" table:number-rows-repeated="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CO2A</text:p>
          </table:table-cell>
          <table:table-cell table:style-name="ce1" office:value-type="string" calcext:value-type="string">
            <text:p>GrnWkCO2A</text:p>
          </table:table-cell>
          <table:table-cell table:style-name="ce1" office:value-type="string" calcext:value-type="string">
            <text:p>DnrWkCO2A</text:p>
          </table:table-cell>
          <table:table-cell table:style-name="ce4" office:value-type="string" calcext:value-type="string">
            <text:p>StrCO2A</text:p>
          </table:table-cell>
          <table:table-cell table:style-name="ce1" office:value-type="string" calcext:value-type="string">
            <text:p>StrCO2A(AB)</text:p>
          </table:table-cell>
          <table:table-cell table:style-name="ce1" office:value-type="string" calcext:value-type="string">
            <text:p>GrnStrCO2A</text:p>
          </table:table-cell>
          <table:table-cell table:style-name="ce14" office:value-type="string" calcext:value-type="string">
            <text:p>DnrStrCO2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11109182433605" calcext:value-type="percentage">
            <text:p>1.11%</text:p>
          </table:table-cell>
          <table:table-cell table:style-name="ce5" office:value-type="percentage" office:value="0.001909390730776" calcext:value-type="percentage">
            <text:p>0.19%</text:p>
          </table:table-cell>
          <table:table-cell office:value-type="percentage" office:value="0.004860267314702" calcext:value-type="percentage">
            <text:p>0.49%</text:p>
          </table:table-cell>
          <table:table-cell table:style-name="ce5" office:value-type="percentage" office:value="0.004686686339177" calcext:value-type="percentage">
            <text:p>0.47%</text:p>
          </table:table-cell>
          <table:table-cell table:style-name="ce5" office:value-type="percentage" office:value="0.003471619510502" calcext:value-type="percentage">
            <text:p>0.35%</text:p>
          </table:table-cell>
          <table:table-cell table:style-name="ce5" office:value-type="percentage" office:value="0.000867904877625" calcext:value-type="percentage">
            <text:p>0.09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019736842105263" calcext:value-type="percentage">
            <text:p>1.97%</text:p>
          </table:table-cell>
          <table:table-cell office:value-type="percentage" office:value="0.016746411483254" calcext:value-type="percentage">
            <text:p>1.67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office:value-type="percentage" office:value="0.007177033492823" calcext:value-type="percentage">
            <text:p>0.72%</text:p>
          </table:table-cell>
          <table:table-cell table:style-name="ce5" office:value-type="percentage" office:value="0.006877990430622" calcext:value-type="percentage">
            <text:p>0.69%</text:p>
          </table:table-cell>
          <table:table-cell table:style-name="ce5" office:value-type="percentage" office:value="0.005382775119617" calcext:value-type="percentage">
            <text:p>0.54%</text:p>
          </table:table-cell>
          <table:table-cell table:style-name="ce5" office:value-type="percentage" office:value="0.001196172248804" calcext:value-type="percentage">
            <text:p>0.12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024875621890547" calcext:value-type="percentage">
            <text:p>2.49%</text:p>
          </table:table-cell>
          <table:table-cell office:value-type="percentage" office:value="0.021144278606965" calcext:value-type="percentage">
            <text:p>2.11%</text:p>
          </table:table-cell>
          <table:table-cell table:style-name="ce5" office:value-type="percentage" office:value="0.003316749585406" calcext:value-type="percentage">
            <text:p>0.33%</text:p>
          </table:table-cell>
          <table:table-cell office:value-type="percentage" office:value="0.009121061359867" calcext:value-type="percentage">
            <text:p>0.91%</text:p>
          </table:table-cell>
          <table:table-cell table:style-name="ce5" office:value-type="percentage" office:value="0.008706467661692" calcext:value-type="percentage">
            <text:p>0.87%</text:p>
          </table:table-cell>
          <table:table-cell table:style-name="ce5" office:value-type="percentage" office:value="0.007048092868988" calcext:value-type="percentage">
            <text:p>0.70%</text:p>
          </table:table-cell>
          <table:table-cell table:style-name="ce5" office:value-type="percentage" office:value="0.001658374792703" calcext:value-type="percentage">
            <text:p>0.17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028021978021978" calcext:value-type="percentage">
            <text:p>2.80%</text:p>
          </table:table-cell>
          <table:table-cell office:value-type="percentage" office:value="0.023076923076923" calcext:value-type="percentage">
            <text:p>2.31%</text:p>
          </table:table-cell>
          <table:table-cell table:style-name="ce5" office:value-type="percentage" office:value="0.004395604395604" calcext:value-type="percentage">
            <text:p>0.44%</text:p>
          </table:table-cell>
          <table:table-cell office:value-type="percentage" office:value="0.00989010989011" calcext:value-type="percentage">
            <text:p>0.99%</text:p>
          </table:table-cell>
          <table:table-cell table:style-name="ce5" office:value-type="percentage" office:value="0.009340659340659" calcext:value-type="percentage">
            <text:p>0.93%</text:p>
          </table:table-cell>
          <table:table-cell table:style-name="ce5" office:value-type="percentage" office:value="0.007142857142857" calcext:value-type="percentage">
            <text:p>0.71%</text:p>
          </table:table-cell>
          <table:table-cell table:style-name="ce5" office:value-type="percentage" office:value="0.002197802197802" calcext:value-type="percentage">
            <text:p>0.22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034265734265734" calcext:value-type="percentage">
            <text:p>3.43%</text:p>
          </table:table-cell>
          <table:table-cell office:value-type="percentage" office:value="0.027972027972028" calcext:value-type="percentage">
            <text:p>2.80%</text:p>
          </table:table-cell>
          <table:table-cell table:style-name="ce5" office:value-type="percentage" office:value="0.005594405594406" calcext:value-type="percentage">
            <text:p>0.56%</text:p>
          </table:table-cell>
          <table:table-cell office:value-type="percentage" office:value="0.012587412587413" calcext:value-type="percentage">
            <text:p>1.26%</text:p>
          </table:table-cell>
          <table:table-cell table:style-name="ce5" office:value-type="percentage" office:value="0.011888111888112" calcext:value-type="percentage">
            <text:p>1.19%</text:p>
          </table:table-cell>
          <table:table-cell table:style-name="ce5" office:value-type="percentage" office:value="0.009090909090909" calcext:value-type="percentage">
            <text:p>0.91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038593481989708" calcext:value-type="percentage">
            <text:p>3.86%</text:p>
          </table:table-cell>
          <table:table-cell office:value-type="percentage" office:value="0.031732418524871" calcext:value-type="percentage">
            <text:p>3.17%</text:p>
          </table:table-cell>
          <table:table-cell table:style-name="ce5" office:value-type="percentage" office:value="0.006003430531732" calcext:value-type="percentage">
            <text:p>0.60%</text:p>
          </table:table-cell>
          <table:table-cell office:value-type="percentage" office:value="0.013722126929674" calcext:value-type="percentage">
            <text:p>1.37%</text:p>
          </table:table-cell>
          <table:table-cell table:style-name="ce5" office:value-type="percentage" office:value="0.01286449399657" calcext:value-type="percentage">
            <text:p>1.29%</text:p>
          </table:table-cell>
          <table:table-cell table:style-name="ce5" office:value-type="percentage" office:value="0.010291595197256" calcext:value-type="percentage">
            <text:p>1.03%</text:p>
          </table:table-cell>
          <table:table-cell table:style-name="ce5" office:value-type="percentage" office:value="0.002572898799314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042752867570386" calcext:value-type="percentage">
            <text:p>4.28%</text:p>
          </table:table-cell>
          <table:table-cell office:value-type="percentage" office:value="0.035453597497393" calcext:value-type="percentage">
            <text:p>3.55%</text:p>
          </table:table-cell>
          <table:table-cell table:style-name="ce5" office:value-type="percentage" office:value="0.006256517205422" calcext:value-type="percentage">
            <text:p>0.63%</text:p>
          </table:table-cell>
          <table:table-cell office:value-type="percentage" office:value="0.015641293013556" calcext:value-type="percentage">
            <text:p>1.56%</text:p>
          </table:table-cell>
          <table:table-cell table:style-name="ce5" office:value-type="percentage" office:value="0.014598540145985" calcext:value-type="percentage">
            <text:p>1.46%</text:p>
          </table:table-cell>
          <table:table-cell table:style-name="ce5" office:value-type="percentage" office:value="0.011470281543274" calcext:value-type="percentage">
            <text:p>1.15%</text:p>
          </table:table-cell>
          <table:table-cell table:style-name="ce5" office:value-type="percentage" office:value="0.003128258602711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045949214026602" calcext:value-type="percentage">
            <text:p>4.59%</text:p>
          </table:table-cell>
          <table:table-cell office:value-type="percentage" office:value="0.039903264812576" calcext:value-type="percentage">
            <text:p>3.99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office:value-type="percentage" office:value="0.016928657799275" calcext:value-type="percentage">
            <text:p>1.69%</text:p>
          </table:table-cell>
          <table:table-cell table:style-name="ce5" office:value-type="percentage" office:value="0.016928657799275" calcext:value-type="percentage">
            <text:p>1.69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table:style-name="ce5" office:value-type="percentage" office:value="0.003627569528416" calcext:value-type="percentage">
            <text:p>0.36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050824175824176" calcext:value-type="percentage">
            <text:p>5.08%</text:p>
          </table:table-cell>
          <table:table-cell office:value-type="percentage" office:value="0.04532967032967" calcext:value-type="percentage">
            <text:p>4.5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office:value-type="percentage" office:value="0.017857142857143" calcext:value-type="percentage">
            <text:p>1.79%</text:p>
          </table:table-cell>
          <table:table-cell table:style-name="ce5" office:value-type="percentage" office:value="0.017857142857143" calcext:value-type="percentage">
            <text:p>1.79%</text:p>
          </table:table-cell>
          <table:table-cell table:style-name="ce5" office:value-type="percentage" office:value="0.013736263736264" calcext:value-type="percentage">
            <text:p>1.37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054012345679012" calcext:value-type="percentage">
            <text:p>5.40%</text:p>
          </table:table-cell>
          <table:table-cell office:value-type="percentage" office:value="0.04783950617284" calcext:value-type="percentage">
            <text:p>4.78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office:value-type="percentage" office:value="0.020061728395062" calcext:value-type="percentage">
            <text:p>2.01%</text:p>
          </table:table-cell>
          <table:table-cell table:style-name="ce5" office:value-type="percentage" office:value="0.020061728395062" calcext:value-type="percentage">
            <text:p>2.01%</text:p>
          </table:table-cell>
          <table:table-cell table:style-name="ce5" office:value-type="percentage" office:value="0.015432098765432" calcext:value-type="percentage">
            <text:p>1.54%</text:p>
          </table:table-cell>
          <table:table-cell table:style-name="ce5" office:value-type="percentage" office:value="0.003086419753086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052539404553415" calcext:value-type="percentage">
            <text:p>5.25%</text:p>
          </table:table-cell>
          <table:table-cell office:value-type="percentage" office:value="0.04553415061296" calcext:value-type="percentage">
            <text:p>4.55%</text:p>
          </table:table-cell>
          <table:table-cell table:style-name="ce5" office:value-type="percentage" office:value="0.005253940455342" calcext:value-type="percentage">
            <text:p>0.53%</text:p>
          </table:table-cell>
          <table:table-cell office:value-type="percentage" office:value="0.017513134851138" calcext:value-type="percentage">
            <text:p>1.75%</text:p>
          </table:table-cell>
          <table:table-cell table:style-name="ce5" office:value-type="percentage" office:value="0.017513134851138" calcext:value-type="percentage">
            <text:p>1.75%</text:p>
          </table:table-cell>
          <table:table-cell table:style-name="ce5" office:value-type="percentage" office:value="0.012259194395797" calcext:value-type="percentage">
            <text:p>1.23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058252427184466" calcext:value-type="percentage">
            <text:p>5.83%</text:p>
          </table:table-cell>
          <table:table-cell office:value-type="percentage" office:value="0.050485436893204" calcext:value-type="percentage">
            <text:p>5.05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office:value-type="percentage" office:value="0.019417475728155" calcext:value-type="percentage">
            <text:p>1.94%</text:p>
          </table:table-cell>
          <table:table-cell table:style-name="ce5" office:value-type="percentage" office:value="0.019417475728155" calcext:value-type="percentage">
            <text:p>1.94%</text:p>
          </table:table-cell>
          <table:table-cell table:style-name="ce5" office:value-type="percentage" office:value="0.013592233009709" calcext:value-type="percentage">
            <text:p>1.36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061702127659575" calcext:value-type="percentage">
            <text:p>6.17%</text:p>
          </table:table-cell>
          <table:table-cell office:value-type="percentage" office:value="0.053191489361702" calcext:value-type="percentage">
            <text:p>5.32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office:value-type="percentage" office:value="0.019148936170213" calcext:value-type="percentage">
            <text:p>1.91%</text:p>
          </table:table-cell>
          <table:table-cell table:style-name="ce5" office:value-type="percentage" office:value="0.019148936170213" calcext:value-type="percentage">
            <text:p>1.91%</text:p>
          </table:table-cell>
          <table:table-cell table:style-name="ce5" office:value-type="percentage" office:value="0.012765957446809" calcext:value-type="percentage">
            <text:p>1.28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061611374407583" calcext:value-type="percentage">
            <text:p>6.16%</text:p>
          </table:table-cell>
          <table:table-cell office:value-type="percentage" office:value="0.056872037914692" calcext:value-type="percentage">
            <text:p>5.6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office:value-type="percentage" office:value="0.018957345971564" calcext:value-type="percentage">
            <text:p>1.90%</text:p>
          </table:table-cell>
          <table:table-cell table:style-name="ce5" office:value-type="percentage" office:value="0.018957345971564" calcext:value-type="percentage">
            <text:p>1.90%</text:p>
          </table:table-cell>
          <table:table-cell table:style-name="ce5" office:value-type="percentage" office:value="0.014218009478673" calcext:value-type="percentage">
            <text:p>1.4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067357512953368" calcext:value-type="percentage">
            <text:p>6.74%</text:p>
          </table:table-cell>
          <table:table-cell office:value-type="percentage" office:value="0.062176165803109" calcext:value-type="percentage">
            <text:p>6.2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office:value-type="percentage" office:value="0.020725388601036" calcext:value-type="percentage">
            <text:p>2.07%</text:p>
          </table:table-cell>
          <table:table-cell table:style-name="ce5" office:value-type="percentage" office:value="0.020725388601036" calcext:value-type="percentage">
            <text:p>2.07%</text:p>
          </table:table-cell>
          <table:table-cell table:style-name="ce5" office:value-type="percentage" office:value="0.015544041450777" calcext:value-type="percentage">
            <text:p>1.55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068571428571429" calcext:value-type="percentage">
            <text:p>6.86%</text:p>
          </table:table-cell>
          <table:table-cell office:value-type="percentage" office:value="0.062857142857143" calcext:value-type="percentage">
            <text:p>6.29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office:value-type="percentage" office:value="0.022857142857143" calcext:value-type="percentage">
            <text:p>2.29%</text:p>
          </table:table-cell>
          <table:table-cell table:style-name="ce5" office:value-type="percentage" office:value="0.022857142857143" calcext:value-type="percentage">
            <text:p>2.29%</text:p>
          </table:table-cell>
          <table:table-cell table:style-name="ce5" office:value-type="percentage" office:value="0.017142857142857" calcext:value-type="percentage">
            <text:p>1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071428571428572" calcext:value-type="percentage">
            <text:p>7.14%</text:p>
          </table:table-cell>
          <table:table-cell office:value-type="percentage" office:value="0.065217391304348" calcext:value-type="percentage">
            <text:p>6.5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office:value-type="percentage" office:value="0.021739130434783" calcext:value-type="percentage">
            <text:p>2.1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74074074074074" calcext:value-type="percentage">
            <text:p>7.41%</text:p>
          </table:table-cell>
          <table:table-cell office:value-type="percentage" office:value="0.070707070707071" calcext:value-type="percentage">
            <text:p>7.07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office:value-type="percentage" office:value="0.02020202020202" calcext:value-type="percentage">
            <text:p>2.02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07037037037037" calcext:value-type="percentage">
            <text:p>7.04%</text:p>
          </table:table-cell>
          <table:table-cell office:value-type="percentage" office:value="0.066666666666667" calcext:value-type="percentage">
            <text:p>6.67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office:value-type="percentage" office:value="0.022222222222222" calcext:value-type="percentage">
            <text:p>2.22%</text:p>
          </table:table-cell>
          <table:table-cell table:style-name="ce5" office:value-type="percentage" office:value="0.022222222222222" calcext:value-type="percentage">
            <text:p>2.22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/>
          <table:table-cell table:style-name="ce4" table:number-columns-repeated="2"/>
          <table:table-cell table:style-name="ce1"/>
          <table:table-cell table:style-name="ce4"/>
          <table:table-cell table:style-name="ce1" table:number-columns-repeated="2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1:'ENV-ECON'.A1 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4:'ENV-ECON'.A24 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PEA</text:p>
          </table:table-cell>
          <table:table-cell table:style-name="ce1" office:value-type="string" calcext:value-type="string">
            <text:p>GrnWkPEA</text:p>
          </table:table-cell>
          <table:table-cell table:style-name="ce1" office:value-type="string" calcext:value-type="string">
            <text:p>DnrWkPEA</text:p>
          </table:table-cell>
          <table:table-cell table:style-name="ce4" office:value-type="string" calcext:value-type="string">
            <text:p>StrPEA</text:p>
          </table:table-cell>
          <table:table-cell table:style-name="ce1" office:value-type="string" calcext:value-type="string">
            <text:p>StrPEA(AB)</text:p>
          </table:table-cell>
          <table:table-cell table:style-name="ce1" office:value-type="string" calcext:value-type="string">
            <text:p>GrnStrPEA</text:p>
          </table:table-cell>
          <table:table-cell table:style-name="ce14" office:value-type="string" calcext:value-type="string">
            <text:p>DnrStrPE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GA</text:p>
          </table:table-cell>
          <table:table-cell table:style-name="ce1" office:value-type="string" calcext:value-type="string">
            <text:p>GrnWkEGA</text:p>
          </table:table-cell>
          <table:table-cell table:style-name="ce1" office:value-type="string" calcext:value-type="string">
            <text:p>DnrWkEGA</text:p>
          </table:table-cell>
          <table:table-cell table:style-name="ce4" office:value-type="string" calcext:value-type="string">
            <text:p>StrEGA</text:p>
          </table:table-cell>
          <table:table-cell table:style-name="ce1" office:value-type="string" calcext:value-type="string">
            <text:p>StrEGA(AB)</text:p>
          </table:table-cell>
          <table:table-cell table:style-name="ce1" office:value-type="string" calcext:value-type="string">
            <text:p>GrnStrEGA</text:p>
          </table:table-cell>
          <table:table-cell table:style-name="ce14" office:value-type="string" calcext:value-type="string">
            <text:p>DnrStrEGA</text:p>
          </table:table-cell>
          <table:table-cell table:style-name="ce18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13886478042007" calcext:value-type="percentage">
            <text:p>1.39%</text:p>
          </table:table-cell>
          <table:table-cell office:value-type="percentage" office:value="0.013365735115431" calcext:value-type="percentage">
            <text:p>1.34%</text:p>
          </table:table-cell>
          <table:table-cell office:value-type="percentage" office:value="0.000173580975525" calcext:value-type="percentage">
            <text:p>0.02%</text:p>
          </table:table-cell>
          <table:table-cell table:number-columns-repeated="2" office:value-type="percentage" office:value="0.008679048776254" calcext:value-type="percentage">
            <text:p>0.87%</text:p>
          </table:table-cell>
          <table:table-cell office:value-type="percentage" office:value="0.008331886825204" calcext:value-type="percentage">
            <text:p>0.8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18540669856459" calcext:value-type="percentage">
            <text:p>1.85%</text:p>
          </table:table-cell>
          <table:table-cell office:value-type="percentage" office:value="0.017643540669857" calcext:value-type="percentage">
            <text:p>1.76%</text:p>
          </table:table-cell>
          <table:table-cell office:value-type="percentage" office:value="0.000299043062201" calcext:value-type="percentage">
            <text:p>0.03%</text:p>
          </table:table-cell>
          <table:table-cell table:number-columns-repeated="2" office:value-type="percentage" office:value="0.011662679425837" calcext:value-type="percentage">
            <text:p>1.17%</text:p>
          </table:table-cell>
          <table:table-cell office:value-type="percentage" office:value="0.011064593301435" calcext:value-type="percentage">
            <text:p>1.1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22388059701493" calcext:value-type="percentage">
            <text:p>2.24%</text:p>
          </table:table-cell>
          <table:table-cell office:value-type="percentage" office:value="0.021558872305141" calcext:value-type="percentage">
            <text:p>2.16%</text:p>
          </table:table-cell>
          <table:table-cell office:value-type="percentage" office:value="0.000414593698176" calcext:value-type="percentage">
            <text:p>0.04%</text:p>
          </table:table-cell>
          <table:table-cell table:number-columns-repeated="2" office:value-type="percentage" office:value="0.014510779436153" calcext:value-type="percentage">
            <text:p>1.45%</text:p>
          </table:table-cell>
          <table:table-cell office:value-type="percentage" office:value="0.014096185737977" calcext:value-type="percentage">
            <text:p>1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025824175824176" calcext:value-type="percentage">
            <text:p>2.58%</text:p>
          </table:table-cell>
          <table:table-cell office:value-type="percentage" office:value="0.025274725274725" calcext:value-type="percentage">
            <text:p>2.5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8131868131868" calcext:value-type="percentage">
            <text:p>1.81%</text:p>
          </table:table-cell>
          <table:table-cell office:value-type="percentage" office:value="0.017582417582418" calcext:value-type="percentage">
            <text:p>1.7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028671328671329" calcext:value-type="percentage">
            <text:p>2.87%</text:p>
          </table:table-cell>
          <table:table-cell office:value-type="percentage" office:value="0.027972027972028" calcext:value-type="percentage">
            <text:p>2.8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958041958042" calcext:value-type="percentage">
            <text:p>1.96%</text:p>
          </table:table-cell>
          <table:table-cell office:value-type="percentage" office:value="0.018881118881119" calcext:value-type="percentage">
            <text:p>1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33447684391081" calcext:value-type="percentage">
            <text:p>3.34%</text:p>
          </table:table-cell>
          <table:table-cell office:value-type="percentage" office:value="0.032590051457976" calcext:value-type="percentage">
            <text:p>3.26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156089193825" calcext:value-type="percentage">
            <text:p>2.32%</text:p>
          </table:table-cell>
          <table:table-cell office:value-type="percentage" office:value="0.022298456260721" calcext:value-type="percentage">
            <text:p>2.2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3368091762252" calcext:value-type="percentage">
            <text:p>3.34%</text:p>
          </table:table-cell>
          <table:table-cell office:value-type="percentage" office:value="0.032325338894682" calcext:value-type="percentage">
            <text:p>3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983315954119" calcext:value-type="percentage">
            <text:p>2.40%</text:p>
          </table:table-cell>
          <table:table-cell office:value-type="percentage" office:value="0.022940563086549" calcext:value-type="percentage">
            <text:p>2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percentage" office:value="0.03627569528416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392986698912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percentage" office:value="0.038461538461539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098901098901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percentage" office:value="0.040123456790124" calcext:value-type="percentage">
            <text:p>4.0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20987654321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percentage" office:value="0.043782837127846" calcext:value-type="percentage">
            <text:p>4.3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23642732049" calcext:value-type="percentage">
            <text:p>3.1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percentage" office:value="0.048543689320388" calcext:value-type="percentage">
            <text:p>4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9514563106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percentage" office:value="0.046808510638298" calcext:value-type="percentage">
            <text:p>4.6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042553191489" calcext:value-type="percentage">
            <text:p>3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10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1:INFERENCE.A1 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4:INFERENCE.A24 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 office:value-type="percentage" office:value="0.023076923076923" calcext:value-type="percentage">
            <text:p>2.31%</text:p>
          </table:table-cell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 office:value-type="percentage" office:value="0.014754382919632" calcext:value-type="percentage">
            <text:p>1.48%</text:p>
          </table:table-cell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 office:value-type="percentage" office:value="0.023776223776224" calcext:value-type="percentage">
            <text:p>2.38%</text:p>
          </table:table-cell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Account - C4.5" table:style-name="ta1">
        <table:shapes>
          <draw:frame draw:z-index="0" draw:style-name="gr1" draw:text-style-name="P1" svg:width="16.01cm" svg:height="8.999cm" svg:x="20.451cm" svg:y="0.6cm">
            <draw:object draw:notify-on-update-of-ranges="'Account - C4.5'.A1:'Account - C4.5'.A1 'Account - C4.5'.A2:'Account - C4.5'.A21 'Account - C4.5'.B1:'Account - C4.5'.B1 'Account - C4.5'.B2:'Account - C4.5'.B21 'Account - C4.5'.C1:'Account - C4.5'.C1 'Account - C4.5'.C2:'Account - C4.5'.C21 'Account - C4.5'.D1:'Account - C4.5'.D1 'Account - C4.5'.D2:'Account - C4.5'.D21 'Account - C4.5'.E1:'Account - C4.5'.E1 'Account - C4.5'.E2:'Account - C4.5'.E21 'Account - C4.5'.F1:'Account - C4.5'.F1 'Account - C4.5'.F2:'Account - C4.5'.F21 'Account - C4.5'.G1:'Account - C4.5'.G1 'Account - C4.5'.G2:'Account - C4.5'.G21 'Account - C4.5'.H1:'Account - C4.5'.H1 'Account - C4.5'.H2:'Account - C4.5'.H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Account - C4.5'.A24:'Account - C4.5'.A24 'Account - C4.5'.A25:'Account - C4.5'.A44 'Account - C4.5'.B24:'Account - C4.5'.B24 'Account - C4.5'.B25:'Account - C4.5'.B44 'Account - C4.5'.C24:'Account - C4.5'.C24 'Account - C4.5'.C25:'Account - C4.5'.C44 'Account - C4.5'.D24:'Account - C4.5'.D24 'Account - C4.5'.D25:'Account - C4.5'.D44 'Account - C4.5'.E24:'Account - C4.5'.E24 'Account - C4.5'.E25:'Account - C4.5'.E44 'Account - C4.5'.F24:'Account - C4.5'.F24 'Account - C4.5'.F25:'Account - C4.5'.F44 'Account - C4.5'.G24:'Account - C4.5'.G24 'Account - C4.5'.G25:'Account - C4.5'.G44 'Account - C4.5'.H24:'Account - C4.5'.H24 'Account - C4.5'.H25:'Account - C4.5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</table:table>
      <table:table table:name="Text - C4.5" table:style-name="ta1">
        <table:shapes>
          <draw:frame draw:z-index="0" draw:style-name="gr1" draw:text-style-name="P1" svg:width="16.01cm" svg:height="8.999cm" svg:x="20.451cm" svg:y="0.6cm">
            <draw:object draw:notify-on-update-of-ranges="'Text - C4.5'.A2:'Text - C4.5'.A21 'Text - C4.5'.B1:'Text - C4.5'.B1 'Text - C4.5'.B2:'Text - C4.5'.B21 'Text - C4.5'.C1:'Text - C4.5'.C1 'Text - C4.5'.C2:'Text - C4.5'.C21 'Text - C4.5'.D1:'Text - C4.5'.D1 'Text - C4.5'.D2:'Text - C4.5'.D21 'Text - C4.5'.E1:'Text - C4.5'.E1 'Text - C4.5'.E2:'Text - C4.5'.E21 'Text - C4.5'.F1:'Text - C4.5'.F1 'Text - C4.5'.F2:'Text - C4.5'.F21 'Text - C4.5'.G1:'Text - C4.5'.G1 'Text - C4.5'.G2:'Text - C4.5'.G21 'Text - C4.5'.H1:'Text - C4.5'.H1 'Text - C4.5'.H2:'Text - C4.5'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Text - C4.5'.A25:'Text - C4.5'.A44 'Text - C4.5'.B24:'Text - C4.5'.B24 'Text - C4.5'.B25:'Text - C4.5'.B44 'Text - C4.5'.C24:'Text - C4.5'.C24 'Text - C4.5'.C25:'Text - C4.5'.C44 'Text - C4.5'.D24:'Text - C4.5'.D24 'Text - C4.5'.D25:'Text - C4.5'.D44 'Text - C4.5'.E24:'Text - C4.5'.E24 'Text - C4.5'.E25:'Text - C4.5'.E44 'Text - C4.5'.F24:'Text - C4.5'.F24 'Text - C4.5'.F25:'Text - C4.5'.F44 'Text - C4.5'.G24:'Text - C4.5'.G24 'Text - C4.5'.G25:'Text - C4.5'.G44 'Text - C4.5'.H24:'Text - C4.5'.H24 'Text - C4.5'.H25:'Text - C4.5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SMO-AF</text:p>
          </table:table-cell>
          <table:table-cell table:style-name="ce1" office:value-type="string" calcext:value-type="string">
            <text:p>SMO-TX</text:p>
          </table:table-cell>
          <table:table-cell table:style-name="ce1" office:value-type="string" calcext:value-type="string">
            <text:p>SMO-TX+AF</text:p>
          </table:table-cell>
          <table:table-cell table:style-name="ce4" office:value-type="string" calcext:value-type="string">
            <text:p>BAL-AF</text:p>
          </table:table-cell>
          <table:table-cell table:style-name="ce1" office:value-type="string" calcext:value-type="string">
            <text:p>BAL-TX</text:p>
          </table:table-cell>
          <table:table-cell table:style-name="ce1" office:value-type="string" calcext:value-type="string">
            <text:p>BAL-TX+AF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F1 - {Green,<text:span text:style-name="T1">Denier</text:span>}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table:style-name="ce26" office:value-type="float" office:value="0.867" calcext:value-type="float">
            <text:p>0.867</text:p>
          </table:table-cell>
          <table:table-cell table:style-name="ce26" office:value-type="float" office:value="0.801" calcext:value-type="float">
            <text:p>0.801</text:p>
          </table:table-cell>
          <table:table-cell table:style-name="ce26" office:value-type="float" office:value="0.88" calcext:value-type="float">
            <text:p>0.880</text:p>
          </table:table-cell>
          <table:table-cell table:style-name="ce26" office:value-type="float" office:value="0.489" calcext:value-type="float">
            <text:p>0.489</text:p>
          </table:table-cell>
          <table:table-cell table:style-name="ce26" office:value-type="float" office:value="0.46" calcext:value-type="float">
            <text:p>0.460</text:p>
          </table:table-cell>
          <table:table-cell table:style-name="ce26" office:value-type="float" office:value="0.467" calcext:value-type="float">
            <text:p>0.467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table:style-name="ce26" office:value-type="float" office:value="0.867" calcext:value-type="float">
            <text:p>0.867</text:p>
          </table:table-cell>
          <table:table-cell table:style-name="ce26" office:value-type="float" office:value="0.82" calcext:value-type="float">
            <text:p>0.820</text:p>
          </table:table-cell>
          <table:table-cell table:style-name="ce26" office:value-type="float" office:value="0.878" calcext:value-type="float">
            <text:p>0.878</text:p>
          </table:table-cell>
          <table:table-cell table:style-name="ce26" office:value-type="float" office:value="0.446" calcext:value-type="float">
            <text:p>0.446</text:p>
          </table:table-cell>
          <table:table-cell table:style-name="ce26" office:value-type="float" office:value="0.498" calcext:value-type="float">
            <text:p>0.498</text:p>
          </table:table-cell>
          <table:table-cell table:style-name="ce26" office:value-type="float" office:value="0.485" calcext:value-type="float">
            <text:p>0.485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table:style-name="ce26" office:value-type="float" office:value="0.863" calcext:value-type="float">
            <text:p>0.863</text:p>
          </table:table-cell>
          <table:table-cell table:style-name="ce26" office:value-type="float" office:value="0.82" calcext:value-type="float">
            <text:p>0.820</text:p>
          </table:table-cell>
          <table:table-cell table:style-name="ce26" office:value-type="float" office:value="0.878" calcext:value-type="float">
            <text:p>0.878</text:p>
          </table:table-cell>
          <table:table-cell table:style-name="ce26" office:value-type="float" office:value="0.45" calcext:value-type="float">
            <text:p>0.450</text:p>
          </table:table-cell>
          <table:table-cell table:style-name="ce26" office:value-type="float" office:value="0.499" calcext:value-type="float">
            <text:p>0.499</text:p>
          </table:table-cell>
          <table:table-cell table:style-name="ce26" office:value-type="float" office:value="0.46" calcext:value-type="float">
            <text:p>0.460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style-name="ce26" table:number-columns-repeated="6"/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table:style-name="ce26" office:value-type="float" office:value="0.843" calcext:value-type="float">
            <text:p>0.843</text:p>
          </table:table-cell>
          <table:table-cell table:style-name="ce26" office:value-type="float" office:value="0.834" calcext:value-type="float">
            <text:p>0.834</text:p>
          </table:table-cell>
          <table:table-cell table:style-name="ce26" office:value-type="float" office:value="0.897" calcext:value-type="float">
            <text:p>0.897</text:p>
          </table:table-cell>
          <table:table-cell table:style-name="ce26" office:value-type="float" office:value="0.415" calcext:value-type="float">
            <text:p>0.415</text:p>
          </table:table-cell>
          <table:table-cell table:style-name="ce26" office:value-type="float" office:value="0.549" calcext:value-type="float">
            <text:p>0.549</text:p>
          </table:table-cell>
          <table:table-cell table:style-name="ce26" office:value-type="float" office:value="0.417" calcext:value-type="float">
            <text:p>0.417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table:style-name="ce26" office:value-type="float" office:value="0.82" calcext:value-type="float">
            <text:p>0.820</text:p>
          </table:table-cell>
          <table:table-cell table:style-name="ce26" office:value-type="float" office:value="0.83" calcext:value-type="float">
            <text:p>0.830</text:p>
          </table:table-cell>
          <table:table-cell table:style-name="ce26" office:value-type="float" office:value="0.878" calcext:value-type="float">
            <text:p>0.878</text:p>
          </table:table-cell>
          <table:table-cell table:style-name="ce26" office:value-type="float" office:value="0.316" calcext:value-type="float">
            <text:p>0.316</text:p>
          </table:table-cell>
          <table:table-cell table:style-name="ce26" office:value-type="float" office:value="0.547" calcext:value-type="float">
            <text:p>0.547</text:p>
          </table:table-cell>
          <table:table-cell table:style-name="ce26" office:value-type="float" office:value="0.58" calcext:value-type="float">
            <text:p>0.580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table:style-name="ce26" office:value-type="float" office:value="0.842" calcext:value-type="float">
            <text:p>0.842</text:p>
          </table:table-cell>
          <table:table-cell table:style-name="ce26" office:value-type="float" office:value="0.877" calcext:value-type="float">
            <text:p>0.877</text:p>
          </table:table-cell>
          <table:table-cell table:style-name="ce26" office:value-type="float" office:value="0.904" calcext:value-type="float">
            <text:p>0.904</text:p>
          </table:table-cell>
          <table:table-cell table:style-name="ce26" office:value-type="float" office:value="0.438" calcext:value-type="float">
            <text:p>0.438</text:p>
          </table:table-cell>
          <table:table-cell table:style-name="ce26" office:value-type="float" office:value="0.406" calcext:value-type="float">
            <text:p>0.406</text:p>
          </table:table-cell>
          <table:table-cell table:style-name="ce26" office:value-type="float" office:value="0.379" calcext:value-type="float">
            <text:p>0.379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00-00-00</text:date>, <text:time style:data-style-name="N2" text:time-value="09:04:10.181494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1-06T09:06:10.351831873</dc:date>
    <meta:editing-duration>P1DT16H44M47S</meta:editing-duration>
    <meta:editing-cycles>172</meta:editing-cycles>
    <meta:generator>LibreOffice/6.4.7.2$Linux_X86_64 LibreOffice_project/40$Build-2</meta:generator>
    <meta:document-statistic meta:table-count="6" meta:cell-count="1636" meta:object-count="1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:CAUSE.I21 CAUSE.B1:CAUSE.I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7010935601458">
                <text:p>0.017010935601458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3923444976077">
                <text:p>0.023923444976077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8606965174129">
                <text:p>0.028606965174129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6263736263736">
                <text:p>0.036263736263736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986013986014">
                <text:p>0.03986013986014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5454545454546">
                <text:p>0.045454545454546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6923879040667">
                <text:p>0.046923879040667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50785973397824">
                <text:p>0.05078597339782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4945054945055">
                <text:p>0.054945054945055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8641975308642">
                <text:p>0.058641975308642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63047285464098">
                <text:p>0.063047285464098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4077669902913">
                <text:p>0.064077669902913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8085106382979">
                <text:p>0.068085106382979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3459715639811">
                <text:p>0.073459715639811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'Account - C4.5'.A24:'Account - C4.5'.H44" chart:data-source-has-labels="both" svg:x="0.32cm" svg:y="0.18cm" svg:width="11.375cm" svg:height="8.64cm">
          <chartooo:coordinate-region svg:x="0.94cm" svg:y="0.379cm" svg:width="9.656cm" svg:height="7.794cm"/>
          <chart:axis chart:dimension="x" chart:name="primary-x" chart:style-name="ch4" chartooo:axis-type="auto">
            <chartooo:date-scale/>
            <chart:categories table:cell-range-address="'Account - C4.5'.A25:'Account - C4.5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Account - C4.5'.B25:'Account - C4.5'.B44" chart:label-cell-address="'Account - C4.5'.B24:'Account - C4.5'.B24" chart:class="chart:line">
            <chart:data-point chart:repeated="20"/>
          </chart:series>
          <chart:series chart:attached-axis="primary-y" chart:style-name="ch9" chart:values-cell-range-address="'Account - C4.5'.C25:'Account - C4.5'.C44" chart:label-cell-address="'Account - C4.5'.C24:'Account - C4.5'.C24" chart:class="chart:line">
            <chart:data-point chart:repeated="20"/>
          </chart:series>
          <chart:series chart:attached-axis="primary-y" chart:style-name="ch10" chart:values-cell-range-address="'Account - C4.5'.D25:'Account - C4.5'.D44" chart:label-cell-address="'Account - C4.5'.D24:'Account - C4.5'.D24" chart:class="chart:line">
            <chart:data-point chart:repeated="20"/>
          </chart:series>
          <chart:series chart:attached-axis="primary-y" chart:style-name="ch11" chart:values-cell-range-address="'Account - C4.5'.E25:'Account - C4.5'.E44" chart:label-cell-address="'Account - C4.5'.E24:'Account - C4.5'.E24" chart:class="chart:line">
            <chart:data-point chart:repeated="20"/>
          </chart:series>
          <chart:series chart:attached-axis="primary-y" chart:style-name="ch12" chart:values-cell-range-address="'Account - C4.5'.F25:'Account - C4.5'.F44" chart:label-cell-address="'Account - C4.5'.F24:'Account - C4.5'.F24" chart:class="chart:line">
            <chart:data-point chart:repeated="20"/>
          </chart:series>
          <chart:series chart:attached-axis="primary-y" chart:style-name="ch13" chart:values-cell-range-address="'Account - C4.5'.G25:'Account - C4.5'.G44" chart:label-cell-address="'Account - C4.5'.G24:'Account - C4.5'.G24" chart:class="chart:line">
            <chart:data-point chart:repeated="20"/>
          </chart:series>
          <chart:series chart:attached-axis="primary-y" chart:style-name="ch14" chart:values-cell-range-address="'Account - C4.5'.H25:'Account - C4.5'.H44" chart:label-cell-address="'Account - C4.5'.H24:'Account - C4.5'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Account - C4.5'.B24:'Account - C4.5'.B24</svg:desc>
                </draw:g>
              </table:table-cell>
              <table:table-cell office:value-type="string">
                <text:p>WkIGA2</text:p>
                <draw:g>
                  <svg:desc>'Account - C4.5'.C24:'Account - C4.5'.C24</svg:desc>
                </draw:g>
              </table:table-cell>
              <table:table-cell office:value-type="string">
                <text:p>GrnWkIGA2</text:p>
                <draw:g>
                  <svg:desc>'Account - C4.5'.D24:'Account - C4.5'.D24</svg:desc>
                </draw:g>
              </table:table-cell>
              <table:table-cell office:value-type="string">
                <text:p>DnrWkIGA2</text:p>
                <draw:g>
                  <svg:desc>'Account - C4.5'.E24:'Account - C4.5'.E24</svg:desc>
                </draw:g>
              </table:table-cell>
              <table:table-cell office:value-type="string">
                <text:p>StrIGA2</text:p>
                <draw:g>
                  <svg:desc>'Account - C4.5'.F24:'Account - C4.5'.F24</svg:desc>
                </draw:g>
              </table:table-cell>
              <table:table-cell office:value-type="string">
                <text:p>GrnStrIGA2</text:p>
                <draw:g>
                  <svg:desc>'Account - C4.5'.G24:'Account - C4.5'.G24</svg:desc>
                </draw:g>
              </table:table-cell>
              <table:table-cell office:value-type="string">
                <text:p>DnrStrIGA2</text:p>
                <draw:g>
                  <svg:desc>'Account - C4.5'.H24:'Account - C4.5'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ccount - C4.5'.A25:'Account - C4.5'.A44</svg:desc>
                </draw:g>
              </table:table-cell>
              <table:table-cell office:value-type="float" office:value="NaN">
                <text:p>NaN</text:p>
                <draw:g>
                  <svg:desc>'Account - C4.5'.B25:'Account - C4.5'.B44</svg:desc>
                </draw:g>
              </table:table-cell>
              <table:table-cell office:value-type="float" office:value="NaN">
                <text:p>NaN</text:p>
                <draw:g>
                  <svg:desc>'Account - C4.5'.C25:'Account - C4.5'.C44</svg:desc>
                </draw:g>
              </table:table-cell>
              <table:table-cell office:value-type="float" office:value="NaN">
                <text:p>NaN</text:p>
                <draw:g>
                  <svg:desc>'Account - C4.5'.D25:'Account - C4.5'.D44</svg:desc>
                </draw:g>
              </table:table-cell>
              <table:table-cell office:value-type="float" office:value="NaN">
                <text:p>NaN</text:p>
                <draw:g>
                  <svg:desc>'Account - C4.5'.E25:'Account - C4.5'.E44</svg:desc>
                </draw:g>
              </table:table-cell>
              <table:table-cell office:value-type="float" office:value="NaN">
                <text:p>NaN</text:p>
                <draw:g>
                  <svg:desc>'Account - C4.5'.F25:'Account - C4.5'.F44</svg:desc>
                </draw:g>
              </table:table-cell>
              <table:table-cell office:value-type="float" office:value="NaN">
                <text:p>NaN</text:p>
                <draw:g>
                  <svg:desc>'Account - C4.5'.G25:'Account - C4.5'.G44</svg:desc>
                </draw:g>
              </table:table-cell>
              <table:table-cell office:value-type="float" office:value="NaN">
                <text:p>NaN</text:p>
                <draw:g>
                  <svg:desc>'Account - C4.5'.H25:'Account - C4.5'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56cm" svg:y="2.707cm" style:legend-expansion="high" chart:style-name="ch2"/>
        <chart:plot-area chart:style-name="ch3" table:cell-range-address="'Text - C4.5'.A2:'Text - C4.5'.H21 'Text - C4.5'.B1:'Text - C4.5'.H1" chart:data-source-has-labels="both" svg:x="0.32cm" svg:y="0.18cm" svg:width="11.216cm" svg:height="8.64cm">
          <chartooo:coordinate-region svg:x="1.418cm" svg:y="0.379cm" svg:width="9.019cm" svg:height="7.794cm"/>
          <chart:axis chart:dimension="x" chart:name="primary-x" chart:style-name="ch4" chartooo:axis-type="auto">
            <chartooo:date-scale/>
            <chart:categories table:cell-range-address="'Text - C4.5'.A2:'Text - C4.5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Text - C4.5'.B2:'Text - C4.5'.B21" chart:label-cell-address="'Text - C4.5'.B1:'Text - C4.5'.B1" chart:class="chart:line">
            <chart:data-point chart:repeated="20"/>
          </chart:series>
          <chart:series chart:attached-axis="primary-y" chart:style-name="ch9" chart:values-cell-range-address="'Text - C4.5'.C2:'Text - C4.5'.C21" chart:label-cell-address="'Text - C4.5'.C1:'Text - C4.5'.C1" chart:class="chart:line">
            <chart:data-point chart:repeated="20"/>
          </chart:series>
          <chart:series chart:attached-axis="primary-y" chart:style-name="ch10" chart:values-cell-range-address="'Text - C4.5'.D2:'Text - C4.5'.D21" chart:label-cell-address="'Text - C4.5'.D1:'Text - C4.5'.D1" chart:class="chart:line">
            <chart:data-point chart:repeated="20"/>
          </chart:series>
          <chart:series chart:attached-axis="primary-y" chart:style-name="ch11" chart:values-cell-range-address="'Text - C4.5'.E2:'Text - C4.5'.E21" chart:label-cell-address="'Text - C4.5'.E1:'Text - C4.5'.E1" chart:class="chart:line">
            <chart:data-point chart:repeated="20"/>
          </chart:series>
          <chart:series chart:attached-axis="primary-y" chart:style-name="ch12" chart:values-cell-range-address="'Text - C4.5'.F2:'Text - C4.5'.F21" chart:label-cell-address="'Text - C4.5'.F1:'Text - C4.5'.F1" chart:class="chart:line">
            <chart:data-point chart:repeated="20"/>
          </chart:series>
          <chart:series chart:attached-axis="primary-y" chart:style-name="ch13" chart:values-cell-range-address="'Text - C4.5'.G2:'Text - C4.5'.G21" chart:label-cell-address="'Text - C4.5'.G1:'Text - C4.5'.G1" chart:class="chart:line">
            <chart:data-point chart:repeated="20"/>
          </chart:series>
          <chart:series chart:attached-axis="primary-y" chart:style-name="ch14" chart:values-cell-range-address="'Text - C4.5'.H2:'Text - C4.5'.H21" chart:label-cell-address="'Text - C4.5'.H1:'Text - C4.5'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Text - C4.5'.B1:'Text - C4.5'.B1</svg:desc>
                </draw:g>
              </table:table-cell>
              <table:table-cell office:value-type="string">
                <text:p>SMO-AF</text:p>
                <draw:g>
                  <svg:desc>'Text - C4.5'.C1:'Text - C4.5'.C1</svg:desc>
                </draw:g>
              </table:table-cell>
              <table:table-cell office:value-type="string">
                <text:p>SMO-TX</text:p>
                <draw:g>
                  <svg:desc>'Text - C4.5'.D1:'Text - C4.5'.D1</svg:desc>
                </draw:g>
              </table:table-cell>
              <table:table-cell office:value-type="string">
                <text:p>SMO-TX+AF</text:p>
                <draw:g>
                  <svg:desc>'Text - C4.5'.E1:'Text - C4.5'.E1</svg:desc>
                </draw:g>
              </table:table-cell>
              <table:table-cell office:value-type="string">
                <text:p>BAL-AF</text:p>
                <draw:g>
                  <svg:desc>'Text - C4.5'.F1:'Text - C4.5'.F1</svg:desc>
                </draw:g>
              </table:table-cell>
              <table:table-cell office:value-type="string">
                <text:p>BAL-TX</text:p>
                <draw:g>
                  <svg:desc>'Text - C4.5'.G1:'Text - C4.5'.G1</svg:desc>
                </draw:g>
              </table:table-cell>
              <table:table-cell office:value-type="string">
                <text:p>BAL-TX+AF</text:p>
                <draw:g>
                  <svg:desc>'Text - C4.5'.H1:'Text - C4.5'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xt - C4.5'.A2:'Text - C4.5'.A21</svg:desc>
                </draw:g>
              </table:table-cell>
              <table:table-cell office:value-type="float" office:value="NaN">
                <text:p>NaN</text:p>
                <draw:g>
                  <svg:desc>'Text - C4.5'.B2:'Text - C4.5'.B21</svg:desc>
                </draw:g>
              </table:table-cell>
              <table:table-cell office:value-type="float" office:value="NaN">
                <text:p>NaN</text:p>
                <draw:g>
                  <svg:desc>'Text - C4.5'.C2:'Text - C4.5'.C21</svg:desc>
                </draw:g>
              </table:table-cell>
              <table:table-cell office:value-type="float" office:value="NaN">
                <text:p>NaN</text:p>
                <draw:g>
                  <svg:desc>'Text - C4.5'.D2:'Text - C4.5'.D21</svg:desc>
                </draw:g>
              </table:table-cell>
              <table:table-cell office:value-type="float" office:value="NaN">
                <text:p>NaN</text:p>
                <draw:g>
                  <svg:desc>'Text - C4.5'.E2:'Text - C4.5'.E21</svg:desc>
                </draw:g>
              </table:table-cell>
              <table:table-cell office:value-type="float" office:value="NaN">
                <text:p>NaN</text:p>
                <draw:g>
                  <svg:desc>'Text - C4.5'.F2:'Text - C4.5'.F21</svg:desc>
                </draw:g>
              </table:table-cell>
              <table:table-cell office:value-type="float" office:value="NaN">
                <text:p>NaN</text:p>
                <draw:g>
                  <svg:desc>'Text - C4.5'.G2:'Text - C4.5'.G21</svg:desc>
                </draw:g>
              </table:table-cell>
              <table:table-cell office:value-type="float" office:value="NaN">
                <text:p>NaN</text:p>
                <draw:g>
                  <svg:desc>'Text - C4.5'.H2:'Text - C4.5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867">
                <text:p>0.867</text:p>
              </table:table-cell>
              <table:table-cell office:value-type="float" office:value="0.801">
                <text:p>0.801</text:p>
              </table:table-cell>
              <table:table-cell office:value-type="float" office:value="0.88">
                <text:p>0.88</text:p>
              </table:table-cell>
              <table:table-cell office:value-type="float" office:value="0.489">
                <text:p>0.489</text:p>
              </table:table-cell>
              <table:table-cell office:value-type="float" office:value="0.46">
                <text:p>0.46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867">
                <text:p>0.867</text:p>
              </table:table-cell>
              <table:table-cell office:value-type="float" office:value="0.82">
                <text:p>0.82</text:p>
              </table:table-cell>
              <table:table-cell office:value-type="float" office:value="0.878">
                <text:p>0.878</text:p>
              </table:table-cell>
              <table:table-cell office:value-type="float" office:value="0.446">
                <text:p>0.446</text:p>
              </table:table-cell>
              <table:table-cell office:value-type="float" office:value="0.498">
                <text:p>0.498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863">
                <text:p>0.863</text:p>
              </table:table-cell>
              <table:table-cell office:value-type="float" office:value="0.82">
                <text:p>0.82</text:p>
              </table:table-cell>
              <table:table-cell office:value-type="float" office:value="0.878">
                <text:p>0.878</text:p>
              </table:table-cell>
              <table:table-cell office:value-type="float" office:value="0.45">
                <text:p>0.45</text:p>
              </table:table-cell>
              <table:table-cell office:value-type="float" office:value="0.499">
                <text:p>0.49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843">
                <text:p>0.843</text:p>
              </table:table-cell>
              <table:table-cell office:value-type="float" office:value="0.834">
                <text:p>0.834</text:p>
              </table:table-cell>
              <table:table-cell office:value-type="float" office:value="0.897">
                <text:p>0.897</text:p>
              </table:table-cell>
              <table:table-cell office:value-type="float" office:value="0.415">
                <text:p>0.415</text:p>
              </table:table-cell>
              <table:table-cell office:value-type="float" office:value="0.549">
                <text:p>0.549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78">
                <text:p>0.878</text:p>
              </table:table-cell>
              <table:table-cell office:value-type="float" office:value="0.316">
                <text:p>0.316</text:p>
              </table:table-cell>
              <table:table-cell office:value-type="float" office:value="0.547">
                <text:p>0.54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842">
                <text:p>0.842</text:p>
              </table:table-cell>
              <table:table-cell office:value-type="float" office:value="0.877">
                <text:p>0.877</text:p>
              </table:table-cell>
              <table:table-cell office:value-type="float" office:value="0.904">
                <text:p>0.904</text:p>
              </table:table-cell>
              <table:table-cell office:value-type="float" office:value="0.438">
                <text:p>0.438</text:p>
              </table:table-cell>
              <table:table-cell office:value-type="float" office:value="0.406">
                <text:p>0.406</text:p>
              </table:table-cell>
              <table:table-cell office:value-type="float" office:value="0.379">
                <text:p>0.3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'Text - C4.5'.A25:'Text - C4.5'.H44 'Text - C4.5'.B24:'Text - C4.5'.H24" chart:data-source-has-labels="both" svg:x="0.32cm" svg:y="0.18cm" svg:width="11.375cm" svg:height="8.64cm">
          <chartooo:coordinate-region svg:x="0.94cm" svg:y="0.379cm" svg:width="9.656cm" svg:height="7.794cm"/>
          <chart:axis chart:dimension="x" chart:name="primary-x" chart:style-name="ch4" chartooo:axis-type="auto">
            <chartooo:date-scale/>
            <chart:categories table:cell-range-address="'Text - C4.5'.A25:'Text - C4.5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Text - C4.5'.B25:'Text - C4.5'.B44" chart:label-cell-address="'Text - C4.5'.B24:'Text - C4.5'.B24" chart:class="chart:line">
            <chart:data-point chart:repeated="20"/>
          </chart:series>
          <chart:series chart:attached-axis="primary-y" chart:style-name="ch9" chart:values-cell-range-address="'Text - C4.5'.C25:'Text - C4.5'.C44" chart:label-cell-address="'Text - C4.5'.C24:'Text - C4.5'.C24" chart:class="chart:line">
            <chart:data-point chart:repeated="20"/>
          </chart:series>
          <chart:series chart:attached-axis="primary-y" chart:style-name="ch10" chart:values-cell-range-address="'Text - C4.5'.D25:'Text - C4.5'.D44" chart:label-cell-address="'Text - C4.5'.D24:'Text - C4.5'.D24" chart:class="chart:line">
            <chart:data-point chart:repeated="20"/>
          </chart:series>
          <chart:series chart:attached-axis="primary-y" chart:style-name="ch11" chart:values-cell-range-address="'Text - C4.5'.E25:'Text - C4.5'.E44" chart:label-cell-address="'Text - C4.5'.E24:'Text - C4.5'.E24" chart:class="chart:line">
            <chart:data-point chart:repeated="20"/>
          </chart:series>
          <chart:series chart:attached-axis="primary-y" chart:style-name="ch12" chart:values-cell-range-address="'Text - C4.5'.F25:'Text - C4.5'.F44" chart:label-cell-address="'Text - C4.5'.F24:'Text - C4.5'.F24" chart:class="chart:line">
            <chart:data-point chart:repeated="20"/>
          </chart:series>
          <chart:series chart:attached-axis="primary-y" chart:style-name="ch13" chart:values-cell-range-address="'Text - C4.5'.G25:'Text - C4.5'.G44" chart:label-cell-address="'Text - C4.5'.G24:'Text - C4.5'.G24" chart:class="chart:line">
            <chart:data-point chart:repeated="20"/>
          </chart:series>
          <chart:series chart:attached-axis="primary-y" chart:style-name="ch14" chart:values-cell-range-address="'Text - C4.5'.H25:'Text - C4.5'.H44" chart:label-cell-address="'Text - C4.5'.H24:'Text - C4.5'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Text - C4.5'.B24:'Text - C4.5'.B24</svg:desc>
                </draw:g>
              </table:table-cell>
              <table:table-cell office:value-type="string">
                <text:p>WkIGA2</text:p>
                <draw:g>
                  <svg:desc>'Text - C4.5'.C24:'Text - C4.5'.C24</svg:desc>
                </draw:g>
              </table:table-cell>
              <table:table-cell office:value-type="string">
                <text:p>GrnWkIGA2</text:p>
                <draw:g>
                  <svg:desc>'Text - C4.5'.D24:'Text - C4.5'.D24</svg:desc>
                </draw:g>
              </table:table-cell>
              <table:table-cell office:value-type="string">
                <text:p>DnrWkIGA2</text:p>
                <draw:g>
                  <svg:desc>'Text - C4.5'.E24:'Text - C4.5'.E24</svg:desc>
                </draw:g>
              </table:table-cell>
              <table:table-cell office:value-type="string">
                <text:p>StrIGA2</text:p>
                <draw:g>
                  <svg:desc>'Text - C4.5'.F24:'Text - C4.5'.F24</svg:desc>
                </draw:g>
              </table:table-cell>
              <table:table-cell office:value-type="string">
                <text:p>GrnStrIGA2</text:p>
                <draw:g>
                  <svg:desc>'Text - C4.5'.G24:'Text - C4.5'.G24</svg:desc>
                </draw:g>
              </table:table-cell>
              <table:table-cell office:value-type="string">
                <text:p>DnrStrIGA2</text:p>
                <draw:g>
                  <svg:desc>'Text - C4.5'.H24:'Text - C4.5'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xt - C4.5'.A25:'Text - C4.5'.A44</svg:desc>
                </draw:g>
              </table:table-cell>
              <table:table-cell office:value-type="float" office:value="NaN">
                <text:p>NaN</text:p>
                <draw:g>
                  <svg:desc>'Text - C4.5'.B25:'Text - C4.5'.B44</svg:desc>
                </draw:g>
              </table:table-cell>
              <table:table-cell office:value-type="float" office:value="NaN">
                <text:p>NaN</text:p>
                <draw:g>
                  <svg:desc>'Text - C4.5'.C25:'Text - C4.5'.C44</svg:desc>
                </draw:g>
              </table:table-cell>
              <table:table-cell office:value-type="float" office:value="NaN">
                <text:p>NaN</text:p>
                <draw:g>
                  <svg:desc>'Text - C4.5'.D25:'Text - C4.5'.D44</svg:desc>
                </draw:g>
              </table:table-cell>
              <table:table-cell office:value-type="float" office:value="NaN">
                <text:p>NaN</text:p>
                <draw:g>
                  <svg:desc>'Text - C4.5'.E25:'Text - C4.5'.E44</svg:desc>
                </draw:g>
              </table:table-cell>
              <table:table-cell office:value-type="float" office:value="NaN">
                <text:p>NaN</text:p>
                <draw:g>
                  <svg:desc>'Text - C4.5'.F25:'Text - C4.5'.F44</svg:desc>
                </draw:g>
              </table:table-cell>
              <table:table-cell office:value-type="float" office:value="NaN">
                <text:p>NaN</text:p>
                <draw:g>
                  <svg:desc>'Text - C4.5'.G25:'Text - C4.5'.G44</svg:desc>
                </draw:g>
              </table:table-cell>
              <table:table-cell office:value-type="float" office:value="NaN">
                <text:p>NaN</text:p>
                <draw:g>
                  <svg:desc>'Text - C4.5'.H25:'Text - C4.5'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5:CAUSE.I44 CAUSE.B24:CAUSE.I2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1:'CNSRV-CO2'.I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4:'CNSRV-CO2'.I4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1109182433605">
                <text:p>0.011109182433605</text:p>
              </table:table-cell>
              <table:table-cell office:value-type="float" office:value="0.001909390730776">
                <text:p>0.001909390730776</text:p>
              </table:table-cell>
              <table:table-cell office:value-type="float" office:value="0.004860267314702">
                <text:p>0.004860267314702</text:p>
              </table:table-cell>
              <table:table-cell office:value-type="float" office:value="0.004686686339177">
                <text:p>0.004686686339177</text:p>
              </table:table-cell>
              <table:table-cell office:value-type="float" office:value="0.003471619510502">
                <text:p>0.003471619510502</text:p>
              </table:table-cell>
              <table:table-cell office:value-type="float" office:value="0.000867904877625">
                <text:p>0.000867904877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736842105263">
                <text:p>0.019736842105263</text:p>
              </table:table-cell>
              <table:table-cell office:value-type="float" office:value="0.016746411483254">
                <text:p>0.016746411483254</text:p>
              </table:table-cell>
              <table:table-cell office:value-type="float" office:value="0.002392344497608">
                <text:p>0.002392344497608</text:p>
              </table:table-cell>
              <table:table-cell office:value-type="float" office:value="0.007177033492823">
                <text:p>0.007177033492823</text:p>
              </table:table-cell>
              <table:table-cell office:value-type="float" office:value="0.006877990430622">
                <text:p>0.006877990430622</text:p>
              </table:table-cell>
              <table:table-cell office:value-type="float" office:value="0.005382775119617">
                <text:p>0.005382775119617</text:p>
              </table:table-cell>
              <table:table-cell office:value-type="float" office:value="0.001196172248804">
                <text:p>0.001196172248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4875621890547">
                <text:p>0.024875621890547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3316749585406">
                <text:p>0.003316749585406</text:p>
              </table:table-cell>
              <table:table-cell office:value-type="float" office:value="0.009121061359867">
                <text:p>0.009121061359867</text:p>
              </table:table-cell>
              <table:table-cell office:value-type="float" office:value="0.008706467661692">
                <text:p>0.008706467661692</text:p>
              </table:table-cell>
              <table:table-cell office:value-type="float" office:value="0.007048092868988">
                <text:p>0.007048092868988</text:p>
              </table:table-cell>
              <table:table-cell office:value-type="float" office:value="0.001658374792703">
                <text:p>0.0016583747927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8021978021978">
                <text:p>0.028021978021978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09340659340659">
                <text:p>0.009340659340659</text:p>
              </table:table-cell>
              <table:table-cell office:value-type="float" office:value="0.007142857142857">
                <text:p>0.007142857142857</text:p>
              </table:table-cell>
              <table:table-cell office:value-type="float" office:value="0.002197802197802">
                <text:p>0.002197802197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34265734265734">
                <text:p>0.034265734265734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.005594405594406">
                <text:p>0.005594405594406</text:p>
              </table:table-cell>
              <table:table-cell office:value-type="float" office:value="0.012587412587413">
                <text:p>0.012587412587413</text:p>
              </table:table-cell>
              <table:table-cell office:value-type="float" office:value="0.011888111888112">
                <text:p>0.011888111888112</text:p>
              </table:table-cell>
              <table:table-cell office:value-type="float" office:value="0.009090909090909">
                <text:p>0.009090909090909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8593481989708">
                <text:p>0.038593481989708</text:p>
              </table:table-cell>
              <table:table-cell office:value-type="float" office:value="0.031732418524871">
                <text:p>0.031732418524871</text:p>
              </table:table-cell>
              <table:table-cell office:value-type="float" office:value="0.006003430531732">
                <text:p>0.006003430531732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1286449399657">
                <text:p>0.01286449399657</text:p>
              </table:table-cell>
              <table:table-cell office:value-type="float" office:value="0.010291595197256">
                <text:p>0.010291595197256</text:p>
              </table:table-cell>
              <table:table-cell office:value-type="float" office:value="0.002572898799314">
                <text:p>0.0025728987993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2752867570386">
                <text:p>0.042752867570386</text:p>
              </table:table-cell>
              <table:table-cell office:value-type="float" office:value="0.035453597497393">
                <text:p>0.035453597497393</text:p>
              </table:table-cell>
              <table:table-cell office:value-type="float" office:value="0.006256517205422">
                <text:p>0.006256517205422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14598540145985">
                <text:p>0.014598540145985</text:p>
              </table:table-cell>
              <table:table-cell office:value-type="float" office:value="0.011470281543274">
                <text:p>0.011470281543274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45949214026602">
                <text:p>0.045949214026602</text:p>
              </table:table-cell>
              <table:table-cell office:value-type="float" office:value="0.039903264812576">
                <text:p>0.039903264812576</text:p>
              </table:table-cell>
              <table:table-cell office:value-type="float" office:value="0.004836759371221">
                <text:p>0.004836759371221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4532967032967">
                <text:p>0.04532967032967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3736263736264">
                <text:p>0.01373626373626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4783950617284">
                <text:p>0.04783950617284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15432098765432">
                <text:p>0.015432098765432</text:p>
              </table:table-cell>
              <table:table-cell office:value-type="float" office:value="0.003086419753086">
                <text:p>0.003086419753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52539404553415">
                <text:p>0.052539404553415</text:p>
              </table:table-cell>
              <table:table-cell office:value-type="float" office:value="0.04553415061296">
                <text:p>0.04553415061296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2259194395797">
                <text:p>0.012259194395797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.050485436893204">
                <text:p>0.050485436893204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3592233009709">
                <text:p>0.013592233009709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53191489361702">
                <text:p>0.053191489361702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2765957446809">
                <text:p>0.012765957446809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61611374407583">
                <text:p>0.061611374407583</text:p>
              </table:table-cell>
              <table:table-cell office:value-type="float" office:value="0.056872037914692">
                <text:p>0.056872037914692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4218009478673">
                <text:p>0.014218009478673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67357512953368">
                <text:p>0.067357512953368</text:p>
              </table:table-cell>
              <table:table-cell office:value-type="float" office:value="0.062176165803109">
                <text:p>0.062176165803109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15544041450777">
                <text:p>0.015544041450777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8571428571429">
                <text:p>0.068571428571429</text:p>
              </table:table-cell>
              <table:table-cell office:value-type="float" office:value="0.062857142857143">
                <text:p>0.06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17142857142857">
                <text:p>0.01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0.065217391304348">
                <text:p>0.065217391304348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74074074074074">
                <text:p>0.074074074074074</text:p>
              </table:table-cell>
              <table:table-cell office:value-type="float" office:value="0.070707070707071">
                <text:p>0.070707070707071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1:'ENV-ECON'.I2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4:'ENV-ECON'.I4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886478042007">
                <text:p>0.01388647804200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331886825204">
                <text:p>0.0083318868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8540669856459">
                <text:p>0.018540669856459</text:p>
              </table:table-cell>
              <table:table-cell office:value-type="float" office:value="0.017643540669857">
                <text:p>0.017643540669857</text:p>
              </table:table-cell>
              <table:table-cell office:value-type="float" office:value="0.000299043062201">
                <text:p>0.000299043062201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064593301435">
                <text:p>0.0110645933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2388059701493">
                <text:p>0.022388059701493</text:p>
              </table:table-cell>
              <table:table-cell office:value-type="float" office:value="0.021558872305141">
                <text:p>0.021558872305141</text:p>
              </table:table-cell>
              <table:table-cell office:value-type="float" office:value="0.000414593698176">
                <text:p>0.000414593698176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096185737977">
                <text:p>0.01409618573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5824175824176">
                <text:p>0.025824175824176</text:p>
              </table:table-cell>
              <table:table-cell office:value-type="float" office:value="0.025274725274725">
                <text:p>0.025274725274725</text:p>
              </table:table-cell>
              <table:table-cell office:value-type="float" office:value="0">
                <text:p>0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7582417582418">
                <text:p>0.0175824175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8671328671329">
                <text:p>0.028671328671329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">
                <text:p>0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8881118881119">
                <text:p>0.01888111888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3447684391081">
                <text:p>0.033447684391081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3368091762252">
                <text:p>0.033368091762252</text:p>
              </table:table-cell>
              <table:table-cell office:value-type="float" office:value="0.032325338894682">
                <text:p>0.032325338894682</text:p>
              </table:table-cell>
              <table:table-cell office:value-type="float" office:value="0">
                <text:p>0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2940563086549">
                <text:p>0.022940563086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">
                <text:p>0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">
                <text:p>0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">
                <text:p>0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">
                <text:p>0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">
                <text:p>0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1:INFERENCE.H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4:INFERENCE.H4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'Account - C4.5'.A1:'Account - C4.5'.H21" chart:data-source-has-labels="both" svg:x="0.32cm" svg:y="0.18cm" svg:width="11.375cm" svg:height="8.64cm">
          <chartooo:coordinate-region svg:x="0.94cm" svg:y="0.379cm" svg:width="9.656cm" svg:height="7.794cm"/>
          <chart:axis chart:dimension="x" chart:name="primary-x" chart:style-name="ch4" chartooo:axis-type="auto">
            <chartooo:date-scale/>
            <chart:categories table:cell-range-address="'Account - C4.5'.A2:'Account - C4.5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Account - C4.5'.B2:'Account - C4.5'.B21" chart:label-cell-address="'Account - C4.5'.B1:'Account - C4.5'.B1" chart:class="chart:line">
            <chart:data-point chart:repeated="20"/>
          </chart:series>
          <chart:series chart:attached-axis="primary-y" chart:style-name="ch9" chart:values-cell-range-address="'Account - C4.5'.C2:'Account - C4.5'.C21" chart:label-cell-address="'Account - C4.5'.C1:'Account - C4.5'.C1" chart:class="chart:line">
            <chart:data-point chart:repeated="20"/>
          </chart:series>
          <chart:series chart:attached-axis="primary-y" chart:style-name="ch10" chart:values-cell-range-address="'Account - C4.5'.D2:'Account - C4.5'.D21" chart:label-cell-address="'Account - C4.5'.D1:'Account - C4.5'.D1" chart:class="chart:line">
            <chart:data-point chart:repeated="20"/>
          </chart:series>
          <chart:series chart:attached-axis="primary-y" chart:style-name="ch11" chart:values-cell-range-address="'Account - C4.5'.E2:'Account - C4.5'.E21" chart:label-cell-address="'Account - C4.5'.E1:'Account - C4.5'.E1" chart:class="chart:line">
            <chart:data-point chart:repeated="20"/>
          </chart:series>
          <chart:series chart:attached-axis="primary-y" chart:style-name="ch12" chart:values-cell-range-address="'Account - C4.5'.F2:'Account - C4.5'.F21" chart:label-cell-address="'Account - C4.5'.F1:'Account - C4.5'.F1" chart:class="chart:line">
            <chart:data-point chart:repeated="20"/>
          </chart:series>
          <chart:series chart:attached-axis="primary-y" chart:style-name="ch13" chart:values-cell-range-address="'Account - C4.5'.G2:'Account - C4.5'.G21" chart:label-cell-address="'Account - C4.5'.G1:'Account - C4.5'.G1" chart:class="chart:line">
            <chart:data-point chart:repeated="20"/>
          </chart:series>
          <chart:series chart:attached-axis="primary-y" chart:style-name="ch14" chart:values-cell-range-address="'Account - C4.5'.H2:'Account - C4.5'.H21" chart:label-cell-address="'Account - C4.5'.H1:'Account - C4.5'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Account - C4.5'.B1:'Account - C4.5'.B1</svg:desc>
                </draw:g>
              </table:table-cell>
              <table:table-cell office:value-type="string">
                <text:p>WkIGA1</text:p>
                <draw:g>
                  <svg:desc>'Account - C4.5'.C1:'Account - C4.5'.C1</svg:desc>
                </draw:g>
              </table:table-cell>
              <table:table-cell office:value-type="string">
                <text:p>GrnWkIGA1</text:p>
                <draw:g>
                  <svg:desc>'Account - C4.5'.D1:'Account - C4.5'.D1</svg:desc>
                </draw:g>
              </table:table-cell>
              <table:table-cell office:value-type="string">
                <text:p>DnrWkIGA1</text:p>
                <draw:g>
                  <svg:desc>'Account - C4.5'.E1:'Account - C4.5'.E1</svg:desc>
                </draw:g>
              </table:table-cell>
              <table:table-cell office:value-type="string">
                <text:p>StrIGA1</text:p>
                <draw:g>
                  <svg:desc>'Account - C4.5'.F1:'Account - C4.5'.F1</svg:desc>
                </draw:g>
              </table:table-cell>
              <table:table-cell office:value-type="string">
                <text:p>GrnStrIGA1</text:p>
                <draw:g>
                  <svg:desc>'Account - C4.5'.G1:'Account - C4.5'.G1</svg:desc>
                </draw:g>
              </table:table-cell>
              <table:table-cell office:value-type="string">
                <text:p>DnrStrIGA1</text:p>
                <draw:g>
                  <svg:desc>'Account - C4.5'.H1:'Account - C4.5'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ccount - C4.5'.A2:'Account - C4.5'.A21</svg:desc>
                </draw:g>
              </table:table-cell>
              <table:table-cell office:value-type="float" office:value="NaN">
                <text:p>NaN</text:p>
                <draw:g>
                  <svg:desc>'Account - C4.5'.B2:'Account - C4.5'.B21</svg:desc>
                </draw:g>
              </table:table-cell>
              <table:table-cell office:value-type="float" office:value="NaN">
                <text:p>NaN</text:p>
                <draw:g>
                  <svg:desc>'Account - C4.5'.C2:'Account - C4.5'.C21</svg:desc>
                </draw:g>
              </table:table-cell>
              <table:table-cell office:value-type="float" office:value="NaN">
                <text:p>NaN</text:p>
                <draw:g>
                  <svg:desc>'Account - C4.5'.D2:'Account - C4.5'.D21</svg:desc>
                </draw:g>
              </table:table-cell>
              <table:table-cell office:value-type="float" office:value="NaN">
                <text:p>NaN</text:p>
                <draw:g>
                  <svg:desc>'Account - C4.5'.E2:'Account - C4.5'.E21</svg:desc>
                </draw:g>
              </table:table-cell>
              <table:table-cell office:value-type="float" office:value="NaN">
                <text:p>NaN</text:p>
                <draw:g>
                  <svg:desc>'Account - C4.5'.F2:'Account - C4.5'.F21</svg:desc>
                </draw:g>
              </table:table-cell>
              <table:table-cell office:value-type="float" office:value="NaN">
                <text:p>NaN</text:p>
                <draw:g>
                  <svg:desc>'Account - C4.5'.G2:'Account - C4.5'.G21</svg:desc>
                </draw:g>
              </table:table-cell>
              <table:table-cell office:value-type="float" office:value="NaN">
                <text:p>NaN</text:p>
                <draw:g>
                  <svg:desc>'Account - C4.5'.H2:'Account - C4.5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